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0"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paragraph-properties fo:line-height="150%" fo:text-align="justify" style:justify-single-word="false"/>
      <style:text-properties style:font-name="Times New Roman" officeooo:paragraph-rsid="0013a83e"/>
    </style:style>
    <style:style style:name="P4" style:family="paragraph" style:parent-style-name="Standard">
      <style:paragraph-properties fo:line-height="150%" fo:text-align="justify" style:justify-single-word="false"/>
      <style:text-properties style:font-name="Times New Roman" officeooo:paragraph-rsid="00182ffe"/>
    </style:style>
    <style:style style:name="P5" style:family="paragraph" style:parent-style-name="Standard">
      <style:paragraph-properties fo:line-height="150%" fo:text-align="justify" style:justify-single-word="false"/>
      <style:text-properties style:font-name="Times New Roman" officeooo:rsid="00118b84" officeooo:paragraph-rsid="00118b84"/>
    </style:style>
    <style:style style:name="P6" style:family="paragraph" style:parent-style-name="Standard">
      <style:paragraph-properties fo:line-height="150%" fo:text-align="justify" style:justify-single-word="false"/>
      <style:text-properties style:font-name="Times New Roman" officeooo:rsid="001544e8" officeooo:paragraph-rsid="001544e8"/>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164184"/>
    </style:style>
    <style:style style:name="P10" style:family="paragraph" style:parent-style-name="Standard">
      <style:paragraph-properties fo:margin-left="4.001cm" fo:margin-right="0cm" fo:line-height="150%" fo:text-align="justify" style:justify-single-word="false" fo:text-indent="0cm" style:auto-text-indent="false">
        <style:tab-stops/>
      </style:paragraph-properties>
      <style:text-properties style:font-name="Times New Roman" fo:font-size="10pt" style:font-size-asian="10pt" style:font-size-complex="10pt"/>
    </style:style>
    <style:style style:name="P11" style:family="paragraph" style:parent-style-name="Standard">
      <style:paragraph-properties fo:margin-left="4.001cm" fo:margin-right="0cm" fo:line-height="150%" fo:text-align="justify" style:justify-single-word="false" fo:text-indent="0cm" style:auto-text-indent="false">
        <style:tab-stops/>
      </style:paragraph-properties>
      <style:text-properties fo:font-size="10pt" style:font-size-asian="10pt" style:font-size-complex="10pt"/>
    </style:style>
    <style:style style:name="P12" style:family="paragraph" style:parent-style-name="Footnote">
      <style:paragraph-properties fo:text-align="justify" style:justify-single-word="false"/>
    </style:style>
    <style:style style:name="P13" style:family="paragraph" style:parent-style-name="Footnote">
      <style:text-properties officeooo:rsid="00118b84" officeooo:paragraph-rsid="00118b84"/>
    </style:style>
    <style:style style:name="P14" style:family="paragraph" style:parent-style-name="Standard" style:master-page-name="MP0">
      <style:paragraph-properties fo:line-height="150%" fo:text-align="center" style:justify-single-word="false" style:page-number="auto" fo:break-before="page"/>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officeooo:rsid="000c89bc"/>
    </style:style>
    <style:style style:name="T4" style:family="text">
      <style:text-properties style:font-name="Times New Roman" officeooo:rsid="000e4059"/>
    </style:style>
    <style:style style:name="T5" style:family="text">
      <style:text-properties style:font-name="Times New Roman" officeooo:rsid="000e4340"/>
    </style:style>
    <style:style style:name="T6" style:family="text">
      <style:text-properties style:font-name="Times New Roman" officeooo:rsid="001139d3"/>
    </style:style>
    <style:style style:name="T7" style:family="text">
      <style:text-properties style:font-name="Times New Roman" officeooo:rsid="00118b84"/>
    </style:style>
    <style:style style:name="T8" style:family="text">
      <style:text-properties style:font-name="Times New Roman" officeooo:rsid="0011b13f"/>
    </style:style>
    <style:style style:name="T9" style:family="text">
      <style:text-properties style:font-name="Times New Roman" officeooo:rsid="00164184"/>
    </style:style>
    <style:style style:name="T10" style:family="text">
      <style:text-properties fo:color="#ff0000" style:font-name="Times New Roman"/>
    </style:style>
    <style:style style:name="T11" style:family="text">
      <style:text-properties fo:font-style="italic" style:font-style-asian="italic" style:font-style-complex="italic"/>
    </style:style>
    <style:style style:name="T12" style:family="text">
      <style:text-properties officeooo:rsid="000c89bc"/>
    </style:style>
    <style:style style:name="T13" style:family="text">
      <style:text-properties officeooo:rsid="0011b13f"/>
    </style:style>
    <style:style style:name="T14" style:family="text">
      <style:text-properties style:use-window-font-color="true" style:font-name="Times New Roman"/>
    </style:style>
    <style:style style:name="T15" style:family="text">
      <style:text-properties officeooo:rsid="0013a83e"/>
    </style:style>
    <style:style style:name="T16" style:family="text">
      <style:text-properties officeooo:rsid="001544e8"/>
    </style:style>
    <style:style style:name="T17" style:family="text">
      <style:text-properties officeooo:rsid="00164184"/>
    </style:style>
    <style:style style:name="T18" style:family="text">
      <style:text-properties officeooo:rsid="0016d991"/>
    </style:style>
    <style:style style:name="T19" style:family="text">
      <style:text-properties officeooo:rsid="00182f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ISTÓRICO DA EDUCAÇÃO PROFISSIONAL</text:p>
      <text:p text:style-name="P1"/>
      <text:p text:style-name="P7"><text:span text:style-name="Fonte_20_parág._20_padrão"><text:span text:style-name="T1">João Carlos Cichaczewski</text:span></text:span><text:span text:style-name="Ref._20_de_20_nota_20_de_20_rodapé"><text:span text:style-name="T1"><text:note text:id="ftn1" text:note-class="footnote"><text:note-citation>1</text:note-citation><text:note-body><text:p text:style-name="Footnote">Analista de Tecnologia da Informação na reitoria do Instituto Federal Catarinense e mestrando no Programa de Pós-Graduação em Educação Profissional e Tecnológica (PROFEPT). <text:span text:style-name="T17">Contato: joaocarloscic@gmail.com</text:span></text:p></text:note-body></text:note></text:span></text:span></text:p>
      <text:p text:style-name="P2"/>
      <text:p text:style-name="P2">RESUMO</text:p>
      <text:p text:style-name="P2"/>
      <text:p text:style-name="P4"><text:span text:style-name="T19">A abordagem da temática da Educação Profissional e Tecnológica (EPT)</text:span> não pode <text:span text:style-name="T19">prescindir da análise dos agentes que operam a luta de classes, especialmente as organizações da classe trabalhadora e o Estado burguês</text:span>. <text:span text:style-name="T19">No Brasil, historicamente, </text:span>o agente central da implementação <text:span text:style-name="T19">de políticas de EPT foi o Estado</text:span>, <text:span text:style-name="T19">portanto </text:span>não são neutras e precisam ser a<text:span text:style-name="T19">bordadas</text:span> na sua totalidade. Para <text:span text:style-name="T19">tanto</text:span>, inicialmente faremos um<text:span text:style-name="T19">a</text:span> breve <text:span text:style-name="T19">caracterização da sociedade de classes e em seguida um</text:span> resgaste histórico dos movimentos do Estado brasileiro no sentido de desenvolver ações de EPT até o momento atual. <text:span text:style-name="T19">P</text:span>or fim, apresentaremos uma reflexão sobre os fundamentos, limites e potencialidades da implantação dos Institutos Federais de Educação Ciência e Tecnologia.</text:p>
      <text:p text:style-name="P2"/>
      <text:p text:style-name="P2">Palavras-chave: Educação Profissional e Tecnológica, Capitalismo, Estado.</text:p>
      <text:p text:style-name="P2"/>
      <text:p text:style-name="P2">1. Introdução</text:p>
      <text:p text:style-name="P2"/>
      <text:p text:style-name="P8"><text:span text:style-name="Fonte_20_parág._20_padrão"><text:span text:style-name="T1"><text:tab/>As experiências de Educação Profissional e Tecnológica (EPT) no Brasil são marcadas desde o seu início por muitas contradições, avanços e recuos. Porém, sua principal característica se localiza precisamente na divisão dualista presente nas políticas educacionais: um tipo de formação reservada à classe dirigente e outro tipo de formação reservada à classe </text:span></text:span><text:span text:style-name="Fonte_20_parág._20_padrão"><text:span text:style-name="T3">subalterna</text:span></text:span><text:span text:style-name="Fonte_20_parág._20_padrão"><text:span text:style-name="T1">. Trata-se da forma como aparece no contexto educacional a dualidade de base estrutural que sustenta o modo de produção capitalista: de um lado os detentores dos meios de produção, a burguesia e, de outro lado, o proletariado, expropriados, detentores apenas de sua força de trabalho. Nesse sentido, o ponto de partida do presente estudo é a caracterização dessa sociedade que cria a necessidade de uma educação voltada para o trabalho, considerando como determinação central (não exclusiva) o modo de produção da vida, ou seja, a forma como os seres humanos dessa sociedade produzem e reproduzem a sua existência.</text:span></text:span></text:p>
      <text:p text:style-name="P8"><text:span text:style-name="Fonte_20_parág._20_padrão"><text:span text:style-name="T1"><text:tab/>Ao longo da história, a humanidade desenvolveu variadas formas de organização do trabalho, com variados níveis de desenvolvimento técnico e tecnológico que propiciaram a satisfação das necessidades próprias de cada período. Em outras palavras, “o que distingue as diferentes épocas econômicas não é o que se faz, mas como, com que meios de trabalho se faz” </text:span></text:span><text:soft-page-break/><text:span text:style-name="Fonte_20_parág._20_padrão"><text:span text:style-name="T1">(MARX, 2011</text:span></text:span><text:span text:style-name="Fonte_20_parág._20_padrão"><text:span text:style-name="T3">a</text:span></text:span><text:span text:style-name="Fonte_20_parág._20_padrão"><text:span text:style-name="T1">, p. 214). Trabalhando em sociedade, “os homens entram em relações determinadas, necessárias, independentes de sua vontade” (MARX, 2008, p. 49). Assim, a identificação das relações e determinações que formam o atual modo de produzir a existência humana constitui-se no fundamento geral que nos auxilia na compreensão dos fenômenos produzidos por essa sociedade. Essa afirmação não significa negar a intervenção dos indivíduos sobre a realidade, pelo contrário, “os homens fazem sua própria história; contudo, não a fazem de livre e espontânea vontade, pois não são eles que escolhem as circunstâncias sob as quais ela é feita, mas essas lhes foram transmitidas assim como se encontram” (MARX, 2011</text:span></text:span><text:span text:style-name="Fonte_20_parág._20_padrão"><text:span text:style-name="T3">b</text:span></text:span><text:span text:style-name="Fonte_20_parág._20_padrão"><text:span text:style-name="T1">, p. 25).<text:tab/></text:span></text:span></text:p>
      <text:p text:style-name="P2"><text:tab/>Fonte de toda riqueza humana, o trabalho constitui-se como categoria central nos modos de produção através da história humana. Pela divisão social do trabalho a humanidade viu-se cindida em “homem livre e escravo, patrício e plebeu, barão e servo, mestres e companheiros, numa palavra, opressores e oprimidos, [que] sempre estiveram em constante oposição uns aos outros, envolvidos numa luta ininterrupta, ora disfarçada, ora aberta” (MARX e ENGELS, 2010, p.66). Essa cisão no seio da sociedade constituiu classes sociais antagônicas que se colocam em luta, por um lado para manter sua dominação sobre as classes subalternas e por outro lado pela superação de sua condição de classe dominada.</text:p>
      <text:p text:style-name="P9"><text:span text:style-name="Fonte_20_parág._20_padrão"><text:span text:style-name="T1"><text:tab/>Constituída como classe revolucionária, a burguesia a partir do século XVII incumbiu-se da tarefa de extirpar cada resquício do modo de produção feudal. Nesse contexto, “os mestres-artesãos (Zunftmeister) foram suplantados pelo estamento médio industrial; a divisão do trabalho entre as diversas corporações desapareceu diante da divisão do trabalho dentro de cada oficina” (MARX e ENGELS, 2010, p.67). Porém, “ante os negociantes, as máquinas a vapor, os navios e os canhões do Ocidente – e ante suas ideias -, as velhas civilizações e impérios do mundo capitularam e ruíram” (HOBSBAWM, 2017, p.23). Ou seja, para além do gradual solapamento à velha sociedade exercido <text:s/>a partir das transformações na base econômica da sociedade, </text:span></text:span><text:span text:style-name="Fonte_20_parág._20_padrão"><text:span text:style-name="T9">a burguesia constituiu</text:span></text:span><text:span text:style-name="Fonte_20_parág._20_padrão"><text:span text:style-name="T1"> seu ideário próprio </text:span></text:span><text:span text:style-name="Fonte_20_parág._20_padrão"><text:span text:style-name="T9">e</text:span></text:span><text:span text:style-name="Fonte_20_parág._20_padrão"><text:span text:style-name="T1"> apresentou à humanidade uma civilização de novo tipo, passando </text:span></text:span><text:span text:style-name="Fonte_20_parág._20_padrão"><text:span text:style-name="T4">a </text:span></text:span><text:span text:style-name="Fonte_20_parág._20_padrão"><text:span text:style-name="T1">exercer também o poder político sobre a antiga classe dominante e mantendo a exploração sobre as classes dominadas. Da velha estrutura econômica da sociedade surge um novo modo de produção e sobre as ruínas do velho estado feudal ergue-se uma nova superestrutura jurídica e política. Ou melhor, sendo “produto e manifestação do antagonismo inconciliável das classes” (LÊNIN, 2010, p. 27), surge o moderno Estado burguês.</text:span></text:span></text:p>
      <text:p text:style-name="P2"><text:tab/>Portanto, a abordagem da temática das políticas públicas em EPT não pode ser feita descolada do seu sentido de classe, não se pode desconsiderar a dualidade estrutural que fundamenta a sociedade atual. Tendo o Estado burguês brasileiro como agente central de sua implementação, essas políticas não são neutras e precisam ser analisadas na sua totalidade. Para isso, faremos inicialmente um breve resgaste histórico dos movimentos do Estado brasileiro no <text:soft-page-break/>sentido de desenvolver ações de EPT até o momento atual, que consideramos um marco histórico em comparação à importância dada até então para essa política pública. Por fim, apresentaremos uma reflexão sobre os fundamentos, limites e potencialidades da implantação dos <text:span text:style-name="T18">Institutos Federais de Educação Ciência e Tecnologia (</text:span>IFs<text:span text:style-name="T18">)</text:span>.</text:p>
      <text:p text:style-name="P2"/>
      <text:p text:style-name="P2">2. O Estado brasileiro e as políticas de EPT</text:p>
      <text:p text:style-name="P2"/>
      <text:p text:style-name="P8"><text:span text:style-name="Fonte_20_parág._20_padrão"><text:span text:style-name="T1"><text:tab/>No Brasil, apesar das várias formas assumidas no decorrer da história, o Estado apresenta-se como um agente fundamental no processo de desenvolvimento do modo de produção capitalista. Entretanto, mesmo antes de assumir uma forma política e jurídica que atendesse ao desenvolvimento internacional do capitalismo, o Estado brasileiro já implementava ações no sentido de atender à demanda produtiva das diferentes épocas. Assim, vemos ações no período colonial e nos primeiros anos da República voltadas para o disciplinamento da classe trabalhadora nascente e a partir do período de industrialização, </text:span></text:span><text:span text:style-name="Fonte_20_parág._20_padrão"><text:span text:style-name="T5">e</text:span></text:span><text:span text:style-name="Fonte_20_parág._20_padrão"><text:span text:style-name="T1">m meados dos anos 1930, ações de Educação Profissional no sentido propriamente de especializar a força de trabalho para as diferentes atividades produtivas em desenvolvimento. No período da ditadura militar observamos a formação profissional obrigatória no sentido de formar uma superpopulação relativa de trabalhadores qualificados, mantendo os baixos salários vigentes. Nas décadas de 1980 e 1990 o Estado implanta mudanças no sentido de adequar a força de trabalho ao paradigma toyotista e, mais recentemente, temos a implantação do Institutos Federais de Educação, Ciência e Tecnologia (IFs) que nos parece ser uma transformação inédita </text:span></text:span><text:span text:style-name="Fonte_20_parág._20_padrão"><text:span text:style-name="T10"><text:s/></text:span></text:span><text:span text:style-name="Fonte_20_parág._20_padrão"><text:span text:style-name="T1">nas concepções de EPT no Brasil.</text:span></text:span></text:p>
      <text:p text:style-name="P8"><text:span text:style-name="Fonte_20_parág._20_padrão"><text:span text:style-name="T1"><text:s/><text:tab/>No Brasil-colônia, a produção centrava-se majoritariamente na economia extrativista, caracterizada pelo envio de remessas de bens primários para a metrópole onde transformavam-se em mercadorias para o mercado internacional. Nesse sentido, as primeiras experiências de formação profissional de forma sistematizada serão realizadas com a chegada ao Brasil da família real portuguesa em 1808 que, procurando fugir da invasão napoleônica em Portugal, precisava criar um ambiente de “civilidade” na colônia que agora também seria moradia oficial da corte. Até então predominava a educação propedêutica</text:span></text:span><text:span text:style-name="Fonte_20_parág._20_padrão"><text:span text:style-name="T1"><text:note text:id="ftn2" text:note-class="footnote"><text:note-citation>2</text:note-citation><text:note-body><text:p text:style-name="P13">Em geral, refere-se a uma educação iniciadora para uma especialização posterior. Como característica principal, temos uma preparação geral básica capaz de permitir o desdobramento posterior de uma área de conhecimento ou estudo. (MENEZES e SANTOS, 2001)</text:p></text:note-body></text:note></text:span></text:span><text:span text:style-name="Fonte_20_parág._20_padrão"><text:span text:style-name="T10"> </text:span></text:span><text:span text:style-name="Fonte_20_parág._20_padrão"><text:span text:style-name="T1">reservada às elites econômicas e voltada à sua formação como dirigentes </text:span></text:span><text:span text:style-name="Fonte_20_parág._20_padrão"><text:span text:style-name="T6">(MOURA, 2010, p. 61)</text:span></text:span><text:span text:style-name="Fonte_20_parág._20_padrão"><text:span text:style-name="T1">. Às classes subalternas havia instituições eminentemente privadas voltadas à caridade e a filantropia que ofereciam o ensino das primeiras letras e de alguns ofícios, de forma muito residual e dispersa, a crianças órfãos e pobres, além da educação religiosa desenvolvida pelos jesuítas junto à população indígena e de negros escravizados objetivando sua conversão ao cristianismo. Apesar de terem ocorrido experiências isoladas e dispersas de ensino </text:span></text:span><text:soft-page-break/><text:span text:style-name="Fonte_20_parág._20_padrão"><text:span text:style-name="T1">especializado voltado a instrução de homens brancos</text:span></text:span><text:span text:style-name="Fonte_20_parág._20_padrão"><text:span text:style-name="T1"><text:note text:id="ftn3" text:note-class="footnote"><text:note-citation>3</text:note-citation><text:note-body><text:p text:style-name="P13">Todos os não-negros, não-índios e não-mulheres.</text:p></text:note-body></text:note></text:span></text:span><text:span text:style-name="Fonte_20_parág._20_padrão"><text:span text:style-name="T1">, como ocorrido nas Casas de Fundição e de Moeda e nos Centros de Aprendizagem de Ofícios nos Arsenais da Marinha do Brasil, o marco oficial de uma ação do poder público no âmbito da formação profissional se deu com a criação do Colégio das Fábricas, em 1809 na cidade do Rio de Janeiro por parte de D. João VI (BRASIL, 2009, p.1).</text:span></text:span></text:p>
      <text:p text:style-name="P2"><text:tab/>As primeiras décadas do século XX marcam o início do processo de industrialização do Brasil, porém as primeiras manifestações públicas de preocupação com a formação da força de trabalho para a atividade industrial são do período da proclamação da República, vindas especialmente dos positivistas. Nesse sentido, Cunha (2000, p. 92) relata:</text:p>
      <text:p text:style-name="P10">[…] ainda em dezembro de 1889, Raimundo Teixeira Mendes, um dos principais dirigentes do Apostolado Positivista, entregou ao “cidadão ministro da guerra” Benjamin Constant um memorial em nome de cerca de 400 operários das oficinas do governo no Rio de Janeiro. Ele continha todo um plano, calcado no positivismo de Augusto Comte, para “incorporar à sociedade o proletariado a serviço da República”. (CUNHA, 2000, p. 92)</text:p>
      <text:p text:style-name="P8"><text:span text:style-name="Fonte_20_parág._20_padrão"><text:span text:style-name="T1"><text:tab/>Em 1906, o então presidente do Estado do Rio de Janeiro, Nilo Peçanha, por meio do decreto nº 787 de 11 de setembro de 1906, institui quatro escolas profissionais nas cidades de Campos, Petrópolis, Niterói e Paraíba do Sul. Nesse mesmo ano ocorreu na cidade do Rio de Janeiro o “Congresso de Instrução”, que apresentou ao Congresso Nacional um anteprojeto “pelo qual o Governo da União ficaria autorizado a promover o ensino prático industrial, agrícola e comercial, nos estados e na capital da República, mediante um entendimento com os governos estaduais que se obrigariam a pagar a terça parte das respectivas despesas” (Diário do Congresso Nacional, 16 de dezembro de 1906. p. 4.062., </text:span></text:span><text:span text:style-name="Fonte_20_parág._20_padrão"><text:span text:style-name="T2">apud</text:span></text:span><text:span text:style-name="Fonte_20_parág._20_padrão"><text:span text:style-name="T1"> SOARES, 1981, p.72).</text:span></text:span></text:p>
      <text:p text:style-name="P2"><text:tab/>Nilo Peçanha assume a presidência do Brasil em julho de 1909 por ocasião do falecimento de Afonso Pena e, em setembro desse mesmo ano, pela promulgação do Decreto nº 7566/1909, cria dezenove “Escolas de Aprendizes e Artífices”, que seriam dirigidas pelo Ministério da Agricultura, Indústria e Comércio. Trata-se da primeira experiência a nível nacional de ensino profissional, onde o Estado brasileiro assume para si a EPT como política pública, mantendo ainda um caráter correcional e voltada às “classes menos protegidas da fortuna” (SOARES, 1981, p. 75). Sobre os motivos que justificavam essa experiência do governo de Nilo Peçanha, Soares aponta que a razão fundamental era “não só habilitar os filhos dos desfavorecidos da fortuna com o indispensável preparo técnico e intelectual, como fazê-los adquirir hábitos de trabalho profícuo, que os afastará da ociosidade, escola do vício e do crime” (SOARES, 1981, p.75). Ou seja, apesar de ser uma política pública voltada à qualificação profissional, as Escolas de Aprendizes e Artífices não tinham ainda seus objetivos relacionados completamente às demandas de qualificação do setor produtivo. Ao invés disso, mantinham ainda muito mais um caráter de disciplinamento da nascente classe operária <text:soft-page-break/>do que de especialização para a atividade em determinado ramo da produção.</text:p>
      <text:p text:style-name="P8"><text:span text:style-name="Fonte_20_parág._20_padrão"><text:span text:style-name="T1"><text:tab/>A partir da década de 1930, esse caráter formativo se altera, deixando de ser uma medida exclusivamente social de formação de trabalhares disciplinados e tornando-se uma necessidade de cunho econômico para subsidiar o processo de industrialização que estava em curso. Ramos (2014, p.14) aponta esse período como sendo aquele que instaura “o modo de produção propriamente capitalista e, com ele, o processo de industrialização”. Nesse sentido eram necessárias reformulações das políticas de formação profissionais vigentes até então. Esse período é profundamente marcado pelo dualismo educacional: de um lado um ramo do ensino que levava à profissionalização para a indústria e vedava o ingresso no ensino superior e de outro um ensino voltado à formação </text:span></text:span><text:span text:style-name="Fonte_20_parág._20_padrão"><text:span text:style-name="T7">geral</text:span></text:span><text:span text:style-name="Fonte_20_parág._20_padrão"><text:span text:style-name="T1"> tendo em vista o ensino superior. Sobre isso ainda destaca-se o Manifesto dos Pioneiros da Escola Nova em 1932, </text:span></text:span>proposta que “organizava a educação em duas grandes categorias: atividades de humanidades e ciências (de natureza mais intelectual) e cursos de caráter técnico (de natureza mecânica e manual)” (MOURA, 20<text:span text:style-name="T16">10</text:span>, p.<text:span text:style-name="T16">63</text:span>).</text:p>
      <text:p text:style-name="P8"><text:span text:style-name="Fonte_20_parág._20_padrão"><text:span text:style-name="T1"><text:tab/>Na década de 1940, o então Ministro da Educação e Saúde Pública </text:span></text:span>Gustavo Capanema, publicou uma série de Leis Orgânicas na tentativa de romper com a dispersão das políticas educativas a nível federal, movimento que ficou conhecido como “Reforma Capanema”. Até então, a organização das políticas voltadas à Educação estava a cargo dos estados da federação. Com essa reforma, criou-se uma legislação única para a Educação no Brasil, “as Leis Orgânicas se constituíram em um conjunto de seis Decretos-Leis para a reforma dos ensinos primário, secundário, industrial, comercial, normal e agrícola” (ALMEIDA e SUHR, 2012, p.88). Porém, além de manter o rígido dualismo educacional, havia também uma divisão entre os órgãos aos quais cabiam a gestão das políticas de EPT. Ortigara e Ganzeli apresentam que</text:p>
      <text:p text:style-name="P11">Por um lado, o ensino técnico-industrial, que passou para a tutela do Ministérios dos Negócios da Educação e Saúde Pública, representava as correntes do modelo urbano baseado na industrialização; por outro, o ensino agrícola, que permanecia sob a gestão do Ministério dos Negócios da Agricultura, Indústria e Comércio, procurava atender às demandas dos setores que defendiam o modelo de desenvolvimento baseado na produção agrícola. (ORTIGARA e GANZELI, 2013, p.259)</text:p>
      <text:p text:style-name="P2"><text:tab/>Nesse período ainda foram criados o Serviço Nacional de Aprendizagem Industrial (SENAI) e o Serviço Nacional de Aprendizagem Comercial (SENAC), caracterizando-se com um sistema privado de controle da Educação Profissional com financiamento público. A criação desses serviços, em 1942 e 1946, respectivamente, respondia às demandas oriundas da divisão social e técnica do trabalho, organizado sob a égide do paradigma taylorista-fordista.</text:p>
      <text:p text:style-name="P8"><text:span text:style-name="Fonte_20_parág._20_padrão"><text:span text:style-name="T1"><text:tab/>As décadas de 1950 e 1960 são fortemente caracterizados por uma ideologia do desenvolvimento </text:span></text:span><text:span text:style-name="Fonte_20_parág._20_padrão"><text:span text:style-name="T8">e da “modernização”</text:span></text:span><text:span text:style-name="Fonte_20_parág._20_padrão"><text:span text:style-name="T1">. Intensificava-se a produção de mercadorias e modernizava-se a circulação. Os movimentos do Estado brasileiro apresentavam também uma maior preocupação </text:span></text:span><text:soft-page-break/><text:span text:style-name="Fonte_20_parág._20_padrão"><text:span text:style-name="T1">com os rumos da Educação Profissional. Nesse sentido, a lei 4.024/61 (Lei de Diretrizes e Bases da Educação) então instituiu a plena equivalência entre os cursos profissionais e propedêuticos para fins de prosseguimento nos estudos.</text:span></text:span></text:p>
      <text:p text:style-name="P8"><text:span text:style-name="Fonte_20_parág._20_padrão"><text:span text:style-name="T1"><text:tab/>O golpe de Estado de 1964, levado a cabo pelos militares em aliança com setores do empresariado </text:span></text:span><text:span text:style-name="Fonte_20_parág._20_padrão"><text:span text:style-name="T14">e apoiado pelo imperialismo</text:span></text:span><text:span text:style-name="Fonte_20_parág._20_padrão"><text:span text:style-name="T1">, abriu um novo ciclo econômico no Brasil que foi garantido por um brutal Estado de exceção. Com</text:span></text:span> altas taxas de crescimento do PIB - que chegaram a ficar próximas de 10% ao ano em alguns períodos - crescia a necessidade de força de trabalho qualificada, verdadeira força motriz que levaria a cabo o então chamado “milagre brasileiro”. Era necessário “formar técnicos sob o regime da urgência” <text:span text:style-name="Fonte_20_parág._20_padrão"><text:span text:style-name="T1">(BRASIL, 2009, p.5). Nesse sentido, a LDB 5.692/71, tornou obrigatório em todo currículo do (então) segundo grau o ensino técnico-profissional, formando grandes contingentes de trabalhadores qualificados que garantiam a manutenção dos baixos salários. </text:span></text:span>Para Ramos esse foi o período “<text:span text:style-name="Fonte_20_parág._20_padrão"><text:span text:style-name="T1">em que a Teoria do Capital Humano é mais difundida e que tomam força os princípios da economia da educação” e “ocupou um lugar estratégico na composição da força de trabalho industrial brasileira” </text:span></text:span>(RAMOS, 2014, p.44). A<text:span text:style-name="Fonte_20_parág._20_padrão"><text:span text:style-name="T1">lém de consolidar a rede de Escolas Técnicas Federais que teve sua gênese nos períodos anteriores, </text:span></text:span><text:span text:style-name="Fonte_20_parág._20_padrão"><text:span text:style-name="T8">já</text:span></text:span><text:span text:style-name="Fonte_20_parág._20_padrão"><text:span text:style-name="T1"> em 1978, </text:span></text:span><text:span text:style-name="Fonte_20_parág._20_padrão"><text:span text:style-name="T8">a ditadura militar transformou</text:span></text:span><text:span text:style-name="Fonte_20_parág._20_padrão"><text:span text:style-name="T1"> algumas dessas escolas em Centros Federais de Educação Tecnológica (CEFET), dotados de autonomia administrativa, patrimonial, financeira, didático-pedagógica e disciplinar.</text:span></text:span></text:p>
      <text:p text:style-name="P2"><text:tab/>Com a crise do petróleo iniciada na década de 1970, o país entra na década de 1980 com uma altíssima dívida externa e baixas taxas de crescimento. Nesse período também ocorreram as grandes greves do ABCD paulista, que recolocaram a classe trabalhadora brasileira como sujeito político após ter sido massacrada violentamente nos anos anteriores. Esses e outros fatores colocaram em cheque a manutenção do regime militar, levando a eleição da chapa de Tancredo Neves e José Sarney em 1985, à Assembleia Nacional Constituinte em 1988 e às eleições diretas em 1989. Nas políticas de EPT esse movimento apresentou-se na revogação da obrigatoriedade do ensino profissional em 1982 por meio da lei 7046, que reestabelecia a modalidade da educação geral. Porém, apesar de manter a equivalência para o ingresso no ensino superior, retoma-se o modelo anterior à lei 5692/71, com escolas propedêuticas para as elites e profissionalizantes para os trabalhadores.</text:p>
      <text:p text:style-name="P8"><text:span text:style-name="Fonte_20_parág._20_padrão"><text:span text:style-name="T1"><text:tab/>A ideologia neoliberal, que em suas pregações apresenta o Estado como grande vilão dos processos econômicos, tem esse mesmo Estado como agente central das medidas contratendenciais à queda das suas taxas de lucro, demonstrando não ser mais que um discurso vazio, ideológico e sem qualquer lastro na realidade. Não foi diferente no caso brasileiro durante a década de 1990 com relação à EPT. Seguindo os preceitos dos organismos multilaterais</text:span></text:span><text:span text:style-name="Ref._20_de_20_nota_20_de_20_rodapé"><text:span text:style-name="T1"><text:note text:id="ftn4" text:note-class="footnote"><text:note-citation>4</text:note-citation><text:note-body><text:p text:style-name="P12">Instituições internacionais que interferem na definição de políticas públicas constituídas por intelectuais e representantes de Estados de diferentes países, abrangem uma multiplicidade de áreas e locais de atuação e atuam em parceria com os Estados nacionais. Entre elas: <text:s/>Banco Internacional para Reconstrução e Desenvolvimento (BIRD), Banco Mundial (BM), Fundo das Nações Unidas para a Infância (UNICEF), Fundo Monetário Internacional (FMI), Oficina Regional de Educação para América Latina e Caribe (OREALC), Organização das Nações Unidas (ONU), Organização das Nações Unidas para a Educação, Ciência e Cultura (UNESCO), Organização dos Estados Americanos (OEA), Organização dos Estados Ibero-americanos (OEI) e Organização para a Cooperação e Desenvolvimento Econômico (OCDE).</text:p></text:note-body></text:note></text:span></text:span><text:span text:style-name="Fonte_20_parág._20_padrão"><text:span text:style-name="T1">, as transformações no campo </text:span></text:span><text:soft-page-break/><text:span text:style-name="Fonte_20_parág._20_padrão"><text:span text:style-name="T1">educacional deveriam estar alinhadas à ideia de </text:span></text:span>“reduzir a pobreza aumentando a produtividade do trabalho dos pobres, reduzindo a fertilidade, melhorando a saúde” (SHIROMA et al., 2002, <text:span text:style-name="Fonte_20_parág._20_padrão"><text:span text:style-name="T11">apud</text:span></text:span> FRIGOTTO e CIAVATTA, 2003, p. 100). Nesse sentido, a LDB de 1996 (lei 9.394/96) qualificou a Educação Profissional como uma modalidade educacional que perpassaria diferentes níveis e etapas e o decreto 2.208/97 não somente proibiu a formação integrada, mas também regulamentou “formas fragmentadas e aligeiradas de educação profissional em função das alegadas necessidades do mercado”(<text:span text:style-name="Fonte_20_parág._20_padrão"><text:span text:style-name="T1">FRIGOTTO, CIAVATTA, e RAMOS, 2012, p.25</text:span></text:span>).</text:p>
      <text:p text:style-name="P2"/>
      <text:p text:style-name="P2">2.5. O projeto atual</text:p>
      <text:p text:style-name="P2"/>
      <text:p text:style-name="P2"><text:tab/>As várias formas pelas quais o Estado brasileiro abordou a implementação de políticas de Educação Profissional nos remetem a uma compreensão de que a importância dada à formação de trabalhadores esteve sempre subordinada ao projeto que a burguesia brasileira colocava em curso nos diferentes momentos da história, servindo ao seu caráter político e econômico. Porém, a partir do ano de 2003 ocorrem mudanças expressivas na forma como do Estado brasileiro abordar essa política pública. Enquanto todo período anterior, desde 1909, foram instituídas 140 unidades de ensino profissional, de 2003 a 2016 foram abertas 504, totalizando uma rede de 644 escolas (FORNARI, 2017, p.62). Trata-se de um crescimento de quase 500% na oferta de EPT, que poder ter sua motivação em variados fatores. Nos parágrafos a seguir centraremos esforços nos aspectos políticos desse fato, procurando observar as relações entre os pressupostos estratégicos do projeto político que ocupava a presidência da república nesse período e os fundamentos político-pedagógicos da experiência que sintetiza as políticas de EPT levadas a cabo por esse projeto: a criação dos Institutos Federais de Educação, Ciência e Tecnologia (IFs).</text:p>
      <text:p text:style-name="P2"><text:tab/>Para compreender esse fenômeno precisamos retomar o tema das grandes greves ocorridas no ABCD paulista nos anos finais da década de 1970. Esse movimento significou o reascenso das lutas operárias que tinham sido brutalmente reprimidas durante o período da ditadura civil-militar. Espoliada pelos baixíssimos salários e submetidos a precárias condições de vida, a classe trabalhadora da região mais industrializada do país lançou-se em uma luta que se generalizou e obteve apoio de outras categorias a nível nacional. Porém, nesse período, os dirigentes operários do pré-64 ou estavam mortos, ou desaparecidos ou exilados e fora de combate. Também a estratégia que dirigiu o movimento dos trabalhadores brasileiros até então, capitaneada pelo Partido Comunista Brasileiro (PCB), teve seus elementos centrais colocados em cheque (PCB, 2009). Esses <text:soft-page-break/>trabalhadores que retomavam o protagonismo político de sua classe tinham a tarefa de, para além de reconstruir seu movimento, produzir um novo projeto de sociedade e unificar as lutas. Nesse sentido, em 1980, cerca de 400 delegados eleitos em dezessete estados brasileiros fundam, no Colégio Sion (São Paulo-SP), o Partido dos Trabalhadores (PT).</text:p>
      <text:p text:style-name="P2"><text:tab/>A constituição da estratégia política do PT foi um processo de avanços e recuos, permeado por inúmeras disputas internas. Porém, com relação à leitura da realidade brasileira, duas características se destacam: a) a definição do capitalismo brasileiro como sendo de caráter dependente e subordinado; e, b) o caráter autocrático do modelo de dominação burguesa no Brasil.</text:p>
      <text:p text:style-name="P2"><text:tab/>Os dois conceitos são trabalhados por vários autores, porém consideramos a influência majoritária dos estudos de Florestan Fernandes a respeito disso, especialmente sua obra: A Revolução Burguesa no Brasil. Sobre a dependência e subordinação da economia brasileira em Fernandes, Marques (2019) nos apresenta uma boa síntese:</text:p>
      <text:p text:style-name="P10">Não tivemos aqui nem o desencadear de uma revolução burguesa de cariz democrático- popular, a superar o antigo regime e estabelecer novas bases de relações sociais; e, tampouco, o terreno material que lhe diz respeito – a revolução industrial – sob a emergência de um setor produtivo fabril como sustentáculo da economia nacional. O que se sucedeu foi uma interlocução debilitada com esses modelos, onde a nossa respectiva Revolução Burguesa (que se estende do período pós-independência à primeira metade da década de 1980), adquire uma estrutura antimoderna e contrarrevolucionária, traço fundante do padrão dependente aqui perpetrado. (MARQUES, 2019, p.179)</text:p>
      <text:p text:style-name="P2"><text:tab/>Nesse sentido, a forma pela qual o modo de produção capitalista se desenvolveu no Brasil apresenta características próprias. Diferente dos países centrais onde a burguesia revolucionária representava uma clara contraposição à ordem aristocrática vigente, no Brasil foi “como se o 'burguês moderno' renascesse das cinzas do 'senhor antigo'” (FERNANDES, 1981, p.168). Assim, apropriando-se de elementos arcaicos e modernos, o processo de dominação levado a cabo pela burguesia brasileira assumiu um caráter autocrático. Esse fenômeno produz uma “segunda natureza humana” (FERNANDES, 1981, p.205) no burguês brasileiro que, apesar de repelir o mandonismo oligárquico contra si próprio, não deixou de pô-lo em prática contra as classes subalternas, que ficaram impedidas participação democrática nos espaços políticos. Dessa forma, para Florestan, o embate em torno da participação e da ampliação da democracia se choca com os interesses da classe dominante, tomando um caráter revolucionário de ruptura com a ordem instituída.</text:p>
      <text:p text:style-name="P8"><text:span text:style-name="Fonte_20_parág._20_padrão"><text:span text:style-name="T1"><text:tab/>Apesar de romper com o caráter subversivo das conclusões de Florestan, o PT as incorpora e passa a adaptá-las para que caibam no seu programa. Em contraposição ao modelo de desenvolvimento dependente (e neoliberal a partir da década de 1990) apresenta-se um “</text:span></text:span>neodesenvolvimentismo<text:span text:style-name="Fonte_20_parág._20_padrão"><text:span text:style-name="T1">” de caráter nacional e a maneira de superar a autocracia burguesa seria a ampliação da participação democrática e a construção da cidadania. Dessa forma, essas concepções </text:span></text:span><text:soft-page-break/><text:span text:style-name="Fonte_20_parág._20_padrão"><text:span text:style-name="T1">também aparecem na raiz dos fundamentos político-pedagógicos do IFs.</text:span></text:span></text:p>
      <text:p text:style-name="P2"><text:tab/>Ao apontar alguns aspectos que julgava centrais para um projeto de Educação Profissional centrado numa perspectiva emancipadora, Gaudêncio Frigoto manifesta preocupações com relação à ampliação da participação democrática e a superação do modelo de desenvolvimento:</text:p>
      <text:p text:style-name="P10">No campo educativo, necessitamos reiterar, sem constrangimento, a concepção de educação básica (fundamental e média) pública, laica, unitária, gratuita e universal, centrada na idéia de direito subjetivo de cada ser humano. Uma educação omnilateral, tecnológica ou politécnica formadora de sujeitos autônomos e protagonistas de cidadania ativa e articulada a um projeto de Estado radicalmente democrático e a um projeto de desenvolvimento “sustentável”. (FRIGOTTO, 2001, p.82)</text:p>
      <text:p text:style-name="P8"><text:span text:style-name="Fonte_20_parág._20_padrão"><text:span text:style-name="T1"><text:tab/>Em 2008, pela Lei 11.892, foi instituída Rede Federal de Educação Ciência e Tecnologia, estando </text:span></text:span><text:span text:style-name="Fonte_20_parág._20_padrão"><text:span text:style-name="T8">Eliezer</text:span></text:span><text:span text:style-name="Fonte_20_parág._20_padrão"><text:span text:style-name="T1"> Pacheco a frente da secretaria de Educação Profissional e Tecnológica do Ministério da Educação. Pacheco deixa clara sua postura em relação à essa experiência em EPT: “esse novo desenho constituído traz como principal função a intervenção na realidade, da perspectiva de um país soberano e inclusivo, tendo como núcleo para irradiação das ações o desenvolvimento local e regional” e atuar “na perspectiva da construção da cidadania constitui uma das finalidades dos Institutos Federais” (PACHECO, 2015, p.18).</text:span></text:span></text:p>
      <text:p text:style-name="P2"><text:tab/>A partir disso é possível concluir que, para compreender a criação e desenvolvimento dos IFs é preciso retomar a perspectiva política do projeto que estava a frente do Estado brasileiro na época de sua implantação e localizar essa experiência em um espectro mais amplo de ações no sentido de superar a dependência econômica e o caráter autocrático da forma de dominação burguesa no Brasil.</text:p>
      <text:p text:style-name="P2"/>
      <text:p text:style-name="P2">3. Conclusões</text:p>
      <text:p text:style-name="P2"/>
      <text:p text:style-name="P2"><text:tab/>Não há dúvidas de que a implantação dos Institutos Federais foi um marco histórico <text:span text:style-name="T13">positivo</text:span> nas políticas públicas do Estado Brasileiro com relação à formação profissional, técnica e tecnológica. Trata-se de uma experiência que promoveu uma <text:span text:style-name="T13">monumental </text:span>expansão e <text:s/>interiorização da EPT e, no que diz respeito ao seu projeto político-pedagógico, uma tentativa de romper com o dualismo educacional por meio da integração do ensino profissional com a formação geral.</text:p>
      <text:p text:style-name="P3"><text:tab/>Porém, retomando as reflexões iniciais deste artigo, na sociedade de classes o Estado não é um agente neutro. <text:span text:style-name="T15">Mantido seu caráter burguês irá, </text:span>necessariamente, reproduzir as condições dessa dominação apesar das boas intenções daqueles que estão a frente desse processo, <text:span text:style-name="T15">pois não se trata de</text:span> uma estrutura que caminha para a superação das relações de dominação burguesas. Ou seja, agirá sempre restrito aos marcos da não interferência nos pilares de sustentação do modo de produção <text:soft-page-break/>capitalista. Nesse sentido, rebaixa-se a pauta das transformações sociais à mera construção de um modelo de desenvolvimento autônomo e nacional, que não só não rompe com as estruturas de dominação como as reforça. <text:span text:style-name="T15">Rebaixa-se t</text:span>ambém a <text:span text:style-name="T15">a tarefa histórica</text:span> d<text:span text:style-name="T15">e</text:span> emancipação política da classe trabalhadora à ampliação da cidadania nos marcos da ordem burguesa, contribui<text:span text:style-name="T15">ndo</text:span> para a reprodução dessa ordem ao invés de enfrentá-la, <text:span text:style-name="T15">destruí-la para que, em seu lugar, possa erguer-se o Estado proletário, verdadeiro agente das transformações políticas, econômicas e sociais.</text:span></text:p>
      <text:p text:style-name="P3"><text:tab/>Assim como as demais experiências históricas no campo da EPT, os IFs são um produto contraditório. Por um lado apresentam-se como “espaços onde são recebidos aqueles que estão supostamente 'excluídos', para, a partir da oferta de cursos rápidos de qualificação profissional, 'incluí-los' na sociedade por meio da inserção dessa força de trabalho extremamente barata na esfera da produção” (SILVA, 2015, p.288), contribuindo no processo de reprodução do Capital. Por outro lado, não se pode desconsiderá-los como um avanço em comparação às políticas de EPT anteriores, especialmente por se propor <text:span text:style-name="T15">o rompimento</text:span> com o dualismo educacional. Nesse sentido é necessário defender os IFs como uma experiência que progride em vários aspectos, porém não se pode prescindir da tarefa de compreender os limites do Estado burguês como agente das transformações estruturais através de políticas públicas. Os IFs não são uma revolução nem uma contrarrevolução, trata-se antes de um avanço pontual nos marcos da institucionalidade burguesa.</text:p>
      <text:p text:style-name="P2"/>
      <text:p text:style-name="P2">REFERÊNCIAS BIBLIOGRÁFICAS</text:p>
      <text:p text:style-name="P2"/>
      <text:p text:style-name="P2">ALMEIDA, Andréa Cristina de; SUHR, Inge Renate Fröse. Educação profissional no Brasil: a construção de uma proposta educativa dual. Intersaberes, Curitiba, v. 7, n. 12, p.81-110, jun. 2012. Disponível em: &lt;https://uninter.com/intersaberes/index.php/revista/article/view/248&gt;. Acesso em: 26 mar. 2019.</text:p>
      <text:p text:style-name="P2">BRASIL. Ministério da Educação. Secretaria de Educação Profissional e Tecnológica. Centenário da Rede Federal de Educação Profissional e Tecnológica. Brasília: SETEC, 2009. 8 p. Disponível em: http://portal.mec.gov.br/setec/arquivos/centenario/historico_educacao_profissional.pdf. Acesso em 11 de mar. 2019.</text:p>
      <text:p text:style-name="P2">CUNHA, Luiz Antônio. O ensino industrial-manufatureiro no Brasil. Revista Brasileira de Educação, Rio de Janeiro, n. 14, p.89-193, ago. 2000. Disponível em: &lt;http://www.scielo.br/pdf/rbedu/n14/n14a06.pdf&gt;. Acesso em: 26 mar. 2019.</text:p>
      <text:p text:style-name="P2">FERNANDES, Florestan. A Revolução Burguesa no Brasil: Ensaio de Interpretação Sociológica. 3. ed. Rio de Janeiro: Zahar Editores, 1981. 413 p.</text:p>
      <text:p text:style-name="P2">FORNARI, Liamara Teresinha. Institutos Federais de Educação, Ciência e Tecnologia: Possibilidade para Contribuir com a Emancipação Humana. 2017. 434 f. Tese (Doutorado) - <text:soft-page-break/>Sociologia Política, Universidade Federal de Santa Catarina, Florianópolis, 2017. Disponível em: &lt;https://repositorio.ufsc.br/xmlui/ handle/123456789/183595&gt;. Acesso em: 22 out. 2018.</text:p>
      <text:p text:style-name="P2">FRIGOTTO, Gaudêncio. Educação e trabalho: bases para debater a educação profissional emancipadora. Perspectiva, Florianópolis, v. 19, n. 1, p.71-87, jun. 2001. Disponível em: &lt;https://periodicos.ufsc.br/index.php/perspectiva/article/view/8463&gt;. Acesso em: 22 nov. 2018.</text:p>
      <text:p text:style-name="P2">FRIGOTTO, Gaudêncio; CIAVATTA, Maria. Educação básica no Brasil na década de 1990: subordinação ativa e consentida à lógica do mercado. Educação &amp; Sociedade, [s.l.], v. 24, n. 82, p.93-130, abr. 2003.</text:p>
      <text:p text:style-name="P2">FRIGOTTO, Gaudêncio; CIAVATTA, Maria; RAMOS, Marise. A gênese do decreto n. 5.154/2004: um debate no contexto controverso da democracia restrita. In: FRIGOTTO, Gaudêncio; CIAVATTA, Maria; RAMOS, Marise. Ensino Médio Integrado: Concepção e contradições. São Paulo: Cortez, 2012. p. 21-56.</text:p>
      <text:p text:style-name="P2">HOBSBAWM, Eric J.. A Era das Revoluções. 38. ed. RJ/SP: Paz e Terra, 2017.</text:p>
      <text:p text:style-name="P2">LÊNIN, Vladmir I.. O Estado e a Revolução: o que ensina o marxismo sobre o Estado e o papel do proletariado na Revolução. 2. ed. SP: Expressão Popular, 2010.</text:p>
      <text:p text:style-name="P5">MENEZES, Ebenezer Takuno de; SANTOS, Thais Helena dos. Verbete educação propedêutica. Dicionário Interativo da Educação Brasileira - Educabrasil. São Paulo: Midiamix, 2001. Disponível em: &lt;https://www.educabrasil.com.br/educacao-propedeutica/&gt;. Acesso em: 18 de mai. 2019.</text:p>
      <text:p text:style-name="P2">MARQUES, Morena Gomes. Elementos da Estratégia Democrático-Popular em Prado Jr, Fernandes e Chasin, e de sua Crítica em Marini. In: IASI, Mauro; FIGUEIREDO, Isabel Mansur; NEVES, Victor. A Estratégia Democrático-popular: Um Inventário Crítico. Marília: Lutas Anticapital, 2019. p. 177-204.</text:p>
      <text:p text:style-name="P2">MARX, Karl. Contribuição à Crítica da Economia Política. 2. ed. SP: Expressão Popular, 2008.</text:p>
      <text:p text:style-name="P2">__________. O Capital: crítica da economia política. Livro 1. Volume 1. 29. ed. RJ: Civilização Brasileira, 2011<text:span text:style-name="T12">a</text:span>.</text:p>
      <text:p text:style-name="P2">__________. O 18 de brumário de Luís Bonaparte. SP: Boitempo, 2011<text:span text:style-name="T12">b</text:span>.</text:p>
      <text:p text:style-name="P2">MARX, Karl; ENGELS, Friederich. Manifesto do Partido Comunista. 15. ed. Petrópolis, RJ: Vozes, 2010.</text:p>
      <text:p text:style-name="P6">MOURA, Dante Henrique. Ensino Médio e Educação Profissional: Dualidade histórica e possibilidades de integração. In: MOLL, Jaqueline. Educação Profissional e Tecnológica no Brasil Contemporâneo: Desafios, tensões e possibilidades. Porto Alegre: Artmed, 2010. p. 58-79.</text:p>
      <text:p text:style-name="P2">ORTIGARA, Claudino; GANZELI, Pedro. Os Institutos Federais de Educação, Ciência e Tecnologia: Permanências e Mudanças. In: BATISTA, Eraldo Leme; MÜLLER, Meire Terezinha. A Educação Profissional no Brasil: história, desafios e perspectivas para o Século XXI. Campinas: Alínea, 2013. Cap. 11. p. 257-280.</text:p>
      <text:p text:style-name="P2"><text:soft-page-break/>PACHECO, Eliezer. Fundamentos políticos-pedagógicos dos Institutos Federais: diretrizes para uma educação profissional e tecnológica transformadora. Natal/RN: Editora IFRN, 2015.</text:p>
      <text:p text:style-name="P2">Partido Comunista Brasileiro(PCB). As estratégias revolucionárias ao longo da história. Resoluções do XIV Congresso. 2009.</text:p>
      <text:p text:style-name="P2">RAMOS, Marise Nogueira. História e política da educação profissional. Curitiba: IFPR, 2014. 121 p. (Coleção Formação Pedagógica). Disponível em: &lt;http://curitiba.ifpr.edu.br/wp-content/uploads/2016/05/Hist%C3%B3ria-e-pol%C3 %ADtica-da-educa%C3%A7%C3%A3o-profissional.pdf&gt;. Acesso em: 07 nov. 2018.</text:p>
      <text:p text:style-name="P2">SILVA, Michel Goulart da. Educação Profissional, Capital e Força de Trabalho no Brasil. Germinal: Marxismo e Educação em Debate, Salvador, v. 7, n. 2, p.283-289, 31 dez. 2015. Universidade Federal da Bahia. http://dx.doi.org/10.9771/gmed.v7i2.13374.</text:p>
      <text:p text:style-name="P8"><text:span text:style-name="Fonte_20_parág._20_padrão"><text:span text:style-name="T1">SOARES, Manoel de Jesus Araujo. As Escolas de Aprendizes Artífices e suas fontes inspiradoras. Fórum Educacional, Rio de Janeiro, v. 5, n. 4, p.69-77, dez. 1981. Disponível em: &lt;http://bibliotecadigital.fgv.br/ojs/index.php/fe/article/ download/60571/58817&gt;. Acesso em: 26 mar.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0"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LO-Normal" style:family="paragraph" style:default-outline-level="">
      <style:paragraph-properties fo:text-align="start" style:justify-single-word="false" fo:orphans="0" fo:widows="0" fo:hyphenation-ladder-count="no-limit" style:vertical-align="baseline" style:writing-mode="lr-tb"/>
      <style:text-properties fo:color="#000000" style:font-name="Times New Roman" fo:font-family="'Times New Roman'" style:font-family-generic="roman" style:font-pitch="variable" fo:font-size="12pt" style:letter-kerning="true" style:font-name-asian="0" style:font-family-asian="0" style:font-family-generic-asian="system" style:font-pitch-asian="variable" style:font-size-asian="12pt" style:language-asian="pt" style:country-asian="BR" style:font-name-complex="Liberation Serif1" style:font-family-complex="'Liberation Serif'" style:font-family-generic-complex="system" style:font-pitch-complex="variable" style:font-size-complex="12pt" fo:hyphenate="false"/>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adeodato </meta:initial-creator>
    <dc:creator>adeodato </dc:creator>
    <meta:creation-date>2019-04-15T22:02:00Z</meta:creation-date>
    <dc:date>2019-05-20T11:14:25.006356160</dc:date>
    <meta:editing-cycles>78</meta:editing-cycles>
    <meta:editing-duration>PT19H12M38S</meta:editing-duration>
    <meta:document-statistic meta:table-count="0" meta:image-count="0" meta:object-count="0" meta:page-count="12" meta:paragraph-count="70" meta:word-count="4957" meta:character-count="33872" meta:non-whitespace-character-count="28947"/>
    <meta:template xlink:type="simple" xlink:actuate="onRequest" xlink:title="" xlink:href="../Artigo%20Pontenkin%20FINAL_Michel.odt/Normal"/>
  </office:meta>
</office:document-meta>
</file>